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400000065DB66D72BABA87A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draw:marker-start-width="0.279cm" draw:marker-end-width="0.279cm" draw:opacity="42%" draw:textarea-horizontal-align="justify" draw:textarea-vertical-align="middle" draw:auto-grow-height="false" fo:min-height="0.46cm" fo:min-width="13.799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a65d" draw:marker-start-width="0.279cm" draw:marker-end-width="0.279cm" draw:fill-color="#00a65d" draw:opacity="37%" draw:textarea-horizontal-align="justify" draw:textarea-vertical-align="middle" draw:auto-grow-height="false" fo:min-height="3.56cm" fo:min-width="0.389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74cm"/>
    </style:style>
    <style:style style:name="gr5" style:family="graphic" style:parent-style-name="standard">
      <style:graphic-properties draw:stroke="solid" svg:stroke-width="0.081cm" svg:stroke-color="#820f71" draw:marker-start-width="0.321cm" draw:marker-end-width="0.321cm" draw:fill="none" draw:textarea-horizontal-align="justify" draw:textarea-vertical-align="middle" draw:auto-grow-height="false" fo:min-height="0.379cm" fo:min-width="0.129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81cm" svg:stroke-color="#680059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42%"/>
      <style:paragraph-properties fo:text-align="center"/>
    </style:style>
    <style:style style:name="P3" style:family="paragraph">
      <loext:graphic-properties draw:fill-color="#00a65d" draw:opacity="37%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color="#00a65d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color="#0066b3" fo:font-size="14pt" style:font-size-asian="14pt" style:font-size-complex="14pt"/>
    </style:style>
    <style:style style:name="P7" style:family="paragraph">
      <loext:graphic-properties draw:fill="none" draw:fill-color="#ffffff"/>
      <style:text-properties fo:color="#0066b3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fo:color="#680059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a65d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66b3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680059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512cm" svg:height="3.488cm" svg:x="5.953cm" svg:y="3.231cm">
          <draw:image xlink:href="Pictures/10000201000001A400000065DB66D72BABA87AAA.png" xlink:type="simple" xlink:show="embed" xlink:actuate="onLoad">
            <text:p/>
          </draw:image>
        </draw:frame>
        <draw:custom-shape draw:style-name="gr2" draw:text-style-name="P2" draw:layer="layout" svg:width="14.351cm" svg:height="0.762cm" svg:x="5.953cm" svg:y="4.4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3.81cm" svg:x="16.24cm" svg:y="3.1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623cm" svg:height="0.806cm" svg:x="15.351cm" svg:y="2.397cm">
          <draw:text-box>
            <text:p text:style-name="P4"><text:span text:style-name="T1">One Item</text:span></text:p>
          </draw:text-box>
        </draw:frame>
        <draw:frame draw:style-name="gr4" draw:text-style-name="P7" draw:layer="layout" svg:width="4.49cm" svg:height="0.806cm" draw:transform="rotate (1.58755148761404) translate (5.147cm 7.535cm)">
          <draw:text-box>
            <text:p text:style-name="P6"><text:span text:style-name="T2">One Observation</text:span></text:p>
          </draw:text-box>
        </draw:frame>
        <draw:custom-shape draw:style-name="gr5" draw:text-style-name="P1" draw:layer="layout" svg:width="0.889cm" svg:height="0.889cm" svg:x="17.12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3.961cm" svg:height="0.806cm" svg:x="13.7cm" svg:y="7.052cm">
          <draw:text-box>
            <text:p><text:span text:style-name="T3">One Response</text:span></text:p>
          </draw:text-box>
        </draw:frame>
        <draw:line draw:style-name="gr7" draw:text-style-name="P1" draw:layer="layout" svg:x1="17.383cm" svg:y1="7.223cm" svg:x2="17.51cm" svg:y2="6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Self</meta:initial-creator>
    <meta:creation-date>2018-08-16T07:37:20.273000000</meta:creation-date>
    <dc:date>2018-08-16T18:46:31.193000000</dc:date>
    <dc:creator>George Self</dc:creator>
    <meta:editing-duration>PT10M26S</meta:editing-duration>
    <meta:editing-cycles>3</meta:editing-cycles>
    <meta:generator>LibreOffice/6.0.5.2$Windows_X86_64 LibreOffice_project/54c8cbb85f300ac59db32fe8a675ff7683cd5a16</meta:generator>
    <meta:document-statistic meta:object-count="8"/>
  </office:meta>
</office:document-meta>
</file>